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a20d6" officeooo:paragraph-rsid="001a20d6"/>
    </style:style>
    <style:style style:name="P2" style:family="paragraph" style:parent-style-name="Standard">
      <style:text-properties officeooo:rsid="001b44a2" officeooo:paragraph-rsid="001b44a2"/>
    </style:style>
    <style:style style:name="P3" style:family="paragraph" style:parent-style-name="Standard">
      <style:text-properties officeooo:rsid="001c97c7" officeooo:paragraph-rsid="001c97c7"/>
    </style:style>
    <style:style style:name="P4" style:family="paragraph" style:parent-style-name="Standard">
      <style:text-properties officeooo:rsid="001c97c7" officeooo:paragraph-rsid="001c97c7"/>
    </style:style>
    <style:style style:name="P5" style:family="paragraph" style:parent-style-name="Standard">
      <style:text-properties officeooo:rsid="001cd331" officeooo:paragraph-rsid="001cd3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gt; db.orders.find().pretty() </text:p>
      <text:p text:style-name="P1">{ </text:p>
      <text:p text:style-name="P1"><text:tab/>"_id" : ObjectId("5d81be190f0e32d7279352ca"), </text:p>
      <text:p text:style-name="P1"><text:tab/>"cust_id" : 12, </text:p>
      <text:p text:style-name="P1"><text:tab/>"amount" : 500, </text:p>
      <text:p text:style-name="P1"><text:tab/>"status" : "A" </text:p>
      <text:p text:style-name="P1">} </text:p>
      <text:p text:style-name="P1">{ </text:p>
      <text:p text:style-name="P1"><text:tab/>"_id" : ObjectId("5d81be4b0f0e32d7279352cb"), </text:p>
      <text:p text:style-name="P1"><text:tab/>"cust_id" : 12, </text:p>
      <text:p text:style-name="P1"><text:tab/>"amount" : 250, </text:p>
      <text:p text:style-name="P1"><text:tab/>"status" : "A" </text:p>
      <text:p text:style-name="P1">} </text:p>
      <text:p text:style-name="P1">{ </text:p>
      <text:p text:style-name="P1"><text:tab/>"_id" : ObjectId("5d81be5e0f0e32d7279352cc"), </text:p>
      <text:p text:style-name="P1"><text:tab/>"cust_id" : 10, </text:p>
      <text:p text:style-name="P1"><text:tab/>"amount" : 350, </text:p>
      <text:p text:style-name="P1"><text:tab/>"status" : "B" </text:p>
      <text:p text:style-name="P1">} </text:p>
      <text:p text:style-name="P1">{ </text:p>
      <text:p text:style-name="P1"><text:tab/>"_id" : ObjectId("5d81be7d0f0e32d7279352cd"), </text:p>
      <text:p text:style-name="P1"><text:tab/>"cust_id" : 12, </text:p>
      <text:p text:style-name="P1"><text:tab/>"amount" : 150, </text:p>
      <text:p text:style-name="P1"><text:tab/>"status" : "D" </text:p>
      <text:p text:style-name="P1">} </text:p>
      <text:p text:style-name="P1">&gt; db.orders.aggregate([ </text:p>
      <text:p text:style-name="P1">... <text:s text:c="3"/>{ $match: { status: "A" } }, </text:p>
      <text:p text:style-name="P1">... <text:s text:c="3"/>{ $group: { _id: "$cust_id", total: { $sum: "$amount" } } } </text:p>
      <text:p text:style-name="P1">... ]) </text:p>
      <text:p text:style-name="P1">{ "_id" : 12, "total" : 750 } </text:p>
      <text:p text:style-name="P1"/>
      <text:p text:style-name="P1"/>
      <text:p text:style-name="P2">&gt; db.orders.aggregate([ {$match :{status:"A"}}, {$group:{ _id:"$cust_id",Average:{$avg:"$amount"}}} ]) </text:p>
      <text:p text:style-name="P2">{ "_id" : 12, "Average" : 375 }</text:p>
      <text:p text:style-name="P2"/>
      <text:p text:style-name="P2"/>
      <text:p text:style-name="P3">&gt; db.orders.mapReduce( function(){ emit(this.cust_id,this.amount);}, function(key,values){ return Array.sum(values) }, { <text:s/>query:{status:"A"}, out:"order_totals" } ) </text:p>
      <text:p text:style-name="P3">{ </text:p>
      <text:p text:style-name="P3"><text:tab/>"result" : "order_totals", </text:p>
      <text:p text:style-name="P3"><text:tab/>"timeMillis" : 22, </text:p>
      <text:p text:style-name="P3"><text:tab/>"counts" : { </text:p>
      <text:p text:style-name="P3"><text:tab/><text:tab/>"input" : 2, </text:p>
      <text:p text:style-name="P3"><text:tab/><text:tab/>"emit" : 2, </text:p>
      <text:p text:style-name="P3"><text:tab/><text:tab/>"reduce" : 1, </text:p>
      <text:p text:style-name="P3"><text:tab/><text:tab/>"output" : 1 </text:p>
      <text:p text:style-name="P3"><text:tab/>}, </text:p>
      <text:p text:style-name="P3"><text:tab/>"ok" : 1 </text:p>
      <text:p text:style-name="P3"><text:soft-page-break/>}</text:p>
      <text:p text:style-name="P3"/>
      <text:p text:style-name="P5">&gt; db.orders.mapReduce( function(){ emit(this.cust_id,this.amount);}, function(key,values){ return Array.sum(values) }, { <text:s/>query:{status:"A"}, out:"order_totals" } ).find()</text:p>
      <text:p text:style-name="P5">{ "_id" : 12, "value" : 750 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0:51:41.917333381</meta:creation-date>
    <dc:date>2019-09-18T11:41:57.516701347</dc:date>
    <meta:editing-duration>P0D</meta:editing-duration>
    <meta:editing-cycles>4</meta:editing-cycles>
    <meta:generator>LibreOffice/4.2.8.2$Linux_X86_64 LibreOffice_project/420$Build-2</meta:generator>
    <meta:document-statistic meta:table-count="0" meta:image-count="0" meta:object-count="0" meta:page-count="2" meta:paragraph-count="46" meta:word-count="167" meta:character-count="1236" meta:non-whitespace-character-count="1034"/>
  </office:meta>
</office:document-meta>
</file>